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7AA0B29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8cm" svg:y="0.522cm" svg:width="16.641cm" svg:height="12.527cm" draw:z-index="0"><draw:image xlink:href="Pictures/1000000000000330000002647AA0B2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2:54:59</meta:creation-date>
    <meta:editing-duration>PT00H00M57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10T12:55:55</dc:date>
    <dc:creator>Juan Rodriguez</dc:creator>
    <meta:template xlink:type="simple" xlink:actuate="onRequest" xlink:title="redaccion" xlink:href="../redaccion.ott" meta:date="2011-03-10T12:54:58"/>
  </office:meta>
</office:document-meta>
</file>